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437cm"/>
    </style:style>
    <style:style style:name="pr2" style:family="presentation" style:parent-style-name="lyt-blackandwhite-subtitle">
      <style:graphic-properties draw:fill-color="#ffffff" draw:auto-grow-height="true" fo:min-height="12.719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437cm"/>
    </style:style>
    <style:style style:name="pr5" style:family="presentation" style:parent-style-name="lyt-blackandwhite-outline1">
      <style:graphic-properties fo:min-height="12.719cm"/>
    </style:style>
    <style:style style:name="pr6" style:family="presentation" style:parent-style-name="lyt-blackandwhite-notes">
      <style:graphic-properties draw:fill-color="#ffffff" fo:min-height="12.572cm"/>
    </style:style>
    <style:style style:name="P1" style:family="paragraph">
      <style:paragraph-properties fo:text-align="start"/>
      <style:text-properties fo:font-size="27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2.661cm" svg:height="2.437cm" svg:x="1.928cm" svg:y="1.628cm" presentation:class="title">
          <draw:text-box>
            <text:p>Safe I/O</text:p>
          </draw:text-box>
        </draw:frame>
        <draw:frame presentation:style-name="pr2" draw:text-style-name="P1" draw:layer="layout" svg:width="23.72cm" svg:height="12.719cm" svg:x="1.928cm" svg:y="4.64cm" presentation:class="subtitle" presentation:user-transformed="true">
          <draw:text-box>
            <text:list text:style-name="L1">
              <text:list-item>
                <text:p><text:s/>Create a safe I/O library for the mags autograding system.</text:p>
              </text:list-item>
              <text:list-item>
                <text:p>Define new datatypes for filesystem objects such as files, directories, and data.</text:p>
              </text:list-item>
              <text:list-item>
                <text:p>Redefine convenience io for usabilit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2.661cm" svg:height="2.437cm" svg:x="1.928cm" svg:y="1.628cm" presentation:class="title">
          <draw:text-box>
            <text:p>Timeline</text:p>
          </draw:text-box>
        </draw:frame>
        <draw:frame presentation:style-name="pr5" draw:layer="layout" svg:width="23.72cm" svg:height="12.719cm" svg:x="1.928cm" svg:y="4.64cm" presentation:class="outline">
          <draw:text-box>
            <text:list text:style-name="L2">
              <text:list-item>
                <text:p>Now – Virtual Filesystem works and has basic functionality</text:p>
              </text:list-item>
              <text:list-item>
                <text:p>March 20 – Include File-Options to utilize different options such as append, truncate, etc.</text:p>
              </text:list-item>
              <text:list-item>
                <text:p>March 27 – Debug and hopefully begin testing on some real test cas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2.661cm" svg:height="2.437cm" svg:x="1.928cm" svg:y="1.628cm" presentation:class="title">
          <draw:text-box>
            <text:p>Problems</text:p>
          </draw:text-box>
        </draw:frame>
        <draw:frame presentation:style-name="pr5" draw:layer="layout" svg:width="23.72cm" svg:height="12.719cm" svg:x="1.928cm" svg:y="4.64cm" presentation:class="outline">
          <draw:text-box>
            <text:list text:style-name="L2">
              <text:list-item>
                <text:p>Input/Output Ports – The method in which they work took a lot of thinking and tinkering with until I got it right.</text:p>
              </text:list-item>
              <text:list-item>
                <text:p>Having to go back when I add something new and change everything. Not really a problem except when I'm doing it, but tedious until I get to the final result. hah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4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fill-image-width="0cm" draw:fill-image-height="0cm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5.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2.719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 </meta:initial-creator>
    <meta:creation-date>2012-03-14T14:44:50</meta:creation-date>
    <meta:editing-duration>PT10M26S</meta:editing-duration>
    <meta:editing-cycles>2</meta:editing-cycles>
    <dc:date>2012-03-14T14:54:58</dc:date>
    <dc:creator>Josh </dc:creator>
    <meta:document-statistic meta:object-count="44"/>
    <meta:generator>LibreOffice/3.4$Linux LibreOffice_project/340m1$Build-402</meta:generator>
  </office:meta>
</office:document-meta>
</file>